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20.189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503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G3" style:family="table-cell" style:data-style-name="N4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4">
      <number:number number:decimal-places="2" number:min-integer-digits="1" number:grouping="true"/>
    </number:number-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get_s3(o.partner_id).upper()&gt;</text:placeholder> <text:s/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/text:p>
            <text:p text:style-name="P29"><text:placeholder text:placeholder-type="text">&lt;get_s3(o.cons_loca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</text:p>
            <text:p text:style-name="P30"><text:s/>Range </text:p>
            <text:p text:style-name="P31"><text:s/>Divis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/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text:span text:style-name="T1"> <text:s text:c="3"/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12"/>
            <text:p text:style-name="P12">Subtotal + Excise Duty (Excl. Taxes)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1(line.quantity, line.uos_id and line.uos_id.name or False, o.invoice_type)&gt;</text:placeholder></text:p>
          </table:table-cell>
          <table:table-cell table:style-name="Table5.A1" office:value-type="string">
            <text:p text:style-name="P5"/>
            <text:p text:style-name="P9"><text:placeholder text:placeholder-type="text">&lt;get_amt(line.price_unit)&gt;</text:placeholder>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2"/>
            <text:p text:style-name="P2"/>
            <text:p text:style-name="P9"><text:placeholder text:placeholder-type="text">&lt;o.sale_tax_id and o.sale_tax_id.amount or 0.00&gt;</text:placeholder>0 <text:s/>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 <text:s/></text:p>
            <text:p text:style-name="P5"/>
            <text:p text:style-name="P5"><text:soft-page-break/></text:p>
            <text:p text:style-name="P5"/>
            <text:p text:style-name="P5"/>
          </table:table-cell>
          <table:table-cell table:style-name="Table5.G3" office:value-type="float" office:value="0">
            <text:p text:style-name="P5"/>
            <text:p text:style-name="P9"><text:placeholder text:placeholder-type="text">&lt;get_qty_mt2(line.quantity,line.price_unit)&gt;</text:placeholder></text:p>
            <text:p text:style-name="P5"/>
            <text:p text:style-name="P9"><text:placeholder text:placeholder-type="text">&lt;get_qty_mt2(line.quantity,line.price_unit)&gt;</text:placeholder></text:p>
            <text:p text:style-name="P5"/>
            <text:p text:style-name="P9"><text:placeholder text:placeholder-type="text">&lt;get_amt(line.amount_ed)&gt;</text:placeholder></text:p>
            <text:p text:style-name="P5"/>
            <text:p text:style-name="P9"><text:placeholder text:placeholder-type="text">&lt;get_amt(o.amount_untaxed)&gt;</text:placeholder></text:p>
            <text:p text:style-name="P9"/>
            <text:p text:style-name="P9"><text:placeholder text:placeholder-type="text">&lt;get_amt(o.amount_tax)&gt;</text:placeholder></text:p>
            <text:p text:style-name="P9"/>
            <text:p text:style-name="P9"><text:placeholder text:placeholder-type="text">&lt;get_if_freight_tamt(line.quantity,line.freight)&gt;</text:placeholder></text:p>
            <text:p text:style-name="P5"/>
            <text:p text:style-name="P5"><text:soft-page-break/></text:p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amt(o.amount_total)&gt;</text:placeholder>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5-22T18:04:36</dc:date>
    <meta:editing-duration>P2DT21H38M18S</meta:editing-duration>
    <meta:editing-cycles>558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99" meta:word-count="353" meta:character-count="3791" meta:non-whitespace-character-count="3371"/>
  </office:meta>
</office:document-meta>
</file>